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ff" draw:fill-color="#ffffff" draw:textarea-vertical-align="middle"/>
    </style:style>
    <style:style style:name="gr2" style:family="graphic" style:parent-style-name="standard">
      <style:graphic-properties svg:stroke-color="#99ff66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fill-color="#ffffff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6cm" svg:height="2.103cm" svg:x="11.85cm" svg:y="2.297cm">
          <text:p text:style-name="P1">Frontend</text:p>
        </draw:rect>
        <draw:ellipse draw:style-name="gr2" draw:text-style-name="P2" xml:id="id1" draw:id="id1" draw:layer="layout" svg:width="6cm" svg:height="2.1cm" svg:x="20.7cm" svg:y="2.3cm">
          <text:p text:style-name="P2"><text:span text:style-name="T1">Templates, Design, </text:span></text:p>
          <text:p text:style-name="P2"><text:span text:style-name="T1">Funktionalität</text:span></text:p>
        </draw:ellipse>
        <draw:connector draw:style-name="gr3" draw:text-style-name="P1" draw:layer="layout" draw:type="line" svg:x1="20.7cm" svg:y1="3.35cm" svg:x2="17.85cm" svg:y2="3.348cm" draw:start-shape="id1" draw:start-glue-point="3" draw:end-shape="id2" svg:d="M20700 3350l-2850-2">
          <text:p/>
        </draw:connector>
        <draw:ellipse draw:style-name="gr4" draw:text-style-name="P1" xml:id="id3" draw:id="id3" draw:layer="layout" svg:width="3.4cm" svg:height="1.9cm" svg:x="22cm" svg:y="5.4cm">
          <text:p text:style-name="P1">HTML</text:p>
        </draw:ellipse>
        <draw:ellipse draw:style-name="gr4" draw:text-style-name="P1" xml:id="id5" draw:id="id5" draw:layer="layout" svg:width="3.4cm" svg:height="1.9cm" svg:x="24.2cm" svg:y="8.7cm">
          <text:p text:style-name="P1">CSS</text:p>
        </draw:ellipse>
        <draw:ellipse draw:style-name="gr4" draw:text-style-name="P1" xml:id="id4" draw:id="id4" draw:layer="layout" svg:width="3.4cm" svg:height="1.9cm" svg:x="20cm" svg:y="8.7cm">
          <text:p text:style-name="P1">Javascript</text:p>
        </draw:ellipse>
        <draw:connector draw:style-name="gr3" draw:text-style-name="P1" draw:layer="layout" draw:type="line" svg:x1="23.7cm" svg:y1="4.4cm" svg:x2="23.7cm" svg:y2="5.4cm" draw:start-shape="id1" draw:start-glue-point="2" draw:end-shape="id3" draw:end-glue-point="0" svg:d="M23700 4400v1000">
          <text:p/>
        </draw:connector>
        <draw:connector draw:style-name="gr3" draw:text-style-name="P1" draw:layer="layout" draw:type="line" svg:x1="23.7cm" svg:y1="7.3cm" svg:x2="21.7cm" svg:y2="8.7cm" draw:start-shape="id3" draw:start-glue-point="2" draw:end-shape="id4" draw:end-glue-point="0" svg:d="M23700 7300l-2000 1400">
          <text:p/>
        </draw:connector>
        <draw:connector draw:style-name="gr3" draw:text-style-name="P1" draw:layer="layout" draw:type="line" svg:x1="23.7cm" svg:y1="7.3cm" svg:x2="25.9cm" svg:y2="8.7cm" draw:start-shape="id3" draw:start-glue-point="2" draw:end-shape="id5" draw:end-glue-point="0" svg:d="M23700 7300l2200 1400">
          <text:p/>
        </draw:connector>
        <draw:rect draw:style-name="gr1" draw:text-style-name="P1" xml:id="id6" draw:id="id6" draw:layer="layout" svg:width="6cm" svg:height="2.103cm" svg:x="2.7cm" svg:y="2.297cm">
          <text:p text:style-name="P1">Übertragung</text:p>
        </draw:rect>
        <draw:connector draw:style-name="gr5" draw:text-style-name="P1" draw:layer="layout" draw:type="lines" svg:x1="8.7cm" svg:y1="3.348cm" svg:x2="11.85cm" svg:y2="3.348cm" draw:start-shape="id6" draw:start-glue-point="1" draw:end-shape="id2" draw:end-glue-point="3" svg:d="M8700 3348h501 2148 501">
          <text:p/>
        </draw:connector>
        <draw:rect draw:style-name="gr1" draw:text-style-name="P1" xml:id="id7" draw:id="id7" draw:layer="layout" svg:width="6cm" svg:height="2.103cm" svg:x="12cm" svg:y="9.497cm">
          <text:p text:style-name="P1">Backend</text:p>
        </draw:rect>
        <draw:rect draw:style-name="gr1" draw:text-style-name="P1" xml:id="id8" draw:id="id8" draw:layer="layout" svg:width="6cm" svg:height="2.103cm" svg:x="2.7cm" svg:y="16.7cm">
          <text:p text:style-name="P1">Speicherung</text:p>
        </draw:rect>
        <draw:connector draw:style-name="gr5" draw:text-style-name="P1" draw:layer="layout" draw:type="line" svg:x1="5.7cm" svg:y1="4.4cm" svg:x2="12cm" svg:y2="10.548cm" draw:start-shape="id6" draw:start-glue-point="2" draw:end-shape="id7" svg:d="M5700 4400l6300 6148">
          <text:p/>
        </draw:connector>
        <draw:connector draw:style-name="gr5" draw:text-style-name="P1" draw:layer="layout" draw:type="line" svg:x1="8.7cm" svg:y1="17.751cm" svg:x2="12cm" svg:y2="10.548cm" draw:start-shape="id8" draw:end-shape="id7" svg:d="M8700 17751l3300-7203">
          <text:p/>
        </draw:connector>
        <draw:ellipse draw:style-name="gr4" draw:text-style-name="P1" xml:id="id10" draw:id="id10" draw:layer="layout" svg:width="3.4cm" svg:height="1.9cm" svg:x="6.7cm" svg:y="10.1cm">
          <text:p text:style-name="P1">Javascript</text:p>
        </draw:ellipse>
        <draw:ellipse draw:style-name="gr2" draw:text-style-name="P3" xml:id="id9" draw:id="id9" draw:layer="layout" svg:width="6cm" svg:height="2.1cm" svg:x="2.7cm" svg:y="7cm">
          <text:p text:style-name="P3"><text:span text:style-name="T2"><text:s/></text:span><text:span text:style-name="T2">Übermittlung von Daten </text:span></text:p>
          <text:p text:style-name="P3"><text:span text:style-name="T2">zwischen FE und BE</text:span></text:p>
        </draw:ellipse>
        <draw:connector draw:style-name="gr3" draw:text-style-name="P1" draw:layer="layout" draw:type="line" svg:x1="5.7cm" svg:y1="4.4cm" svg:x2="5.7cm" svg:y2="7cm" draw:start-shape="id6" draw:start-glue-point="2" draw:end-shape="id9" draw:end-glue-point="0" svg:d="M5700 4400v2600">
          <text:p/>
        </draw:connector>
        <draw:connector draw:style-name="gr3" draw:text-style-name="P1" draw:layer="layout" draw:type="line" svg:x1="5.7cm" svg:y1="9.1cm" svg:x2="8.4cm" svg:y2="10.1cm" draw:start-shape="id9" draw:start-glue-point="2" draw:end-shape="id10" draw:end-glue-point="0" svg:d="M5700 9100l2700 1000">
          <text:p/>
        </draw:connector>
        <draw:ellipse draw:style-name="gr4" draw:text-style-name="P3" xml:id="id11" draw:id="id11" draw:layer="layout" svg:width="3.4cm" svg:height="1.9cm" svg:x="6.7cm" svg:y="12.9cm">
          <text:p text:style-name="P3"><text:span text:style-name="T2">socket.io-client</text:span></text:p>
        </draw:ellipse>
        <draw:connector draw:style-name="gr3" draw:text-style-name="P1" draw:layer="layout" draw:type="line" svg:x1="8.4cm" svg:y1="12cm" svg:x2="8.4cm" svg:y2="12.9cm" draw:start-shape="id10" draw:start-glue-point="2" draw:end-shape="id11" draw:end-glue-point="0" svg:d="M8400 12000v900">
          <text:p/>
        </draw:connector>
        <draw:ellipse draw:style-name="gr2" draw:text-style-name="P3" xml:id="id12" draw:id="id12" draw:layer="layout" svg:width="6cm" svg:height="2.1cm" svg:x="10.8cm" svg:y="16.7cm">
          <text:p text:style-name="P3"><text:span text:style-name="T2"><text:s/></text:span><text:span text:style-name="T2">Datenbank (Nutzer, </text:span></text:p>
          <text:p text:style-name="P3"><text:span text:style-name="T2">Dateipfade, etc.)</text:span></text:p>
        </draw:ellipse>
        <draw:connector draw:style-name="gr3" draw:text-style-name="P1" draw:layer="layout" draw:type="line" svg:x1="8.7cm" svg:y1="17.751cm" svg:x2="10.8cm" svg:y2="17.75cm" draw:start-shape="id8" draw:start-glue-point="1" draw:end-shape="id12" svg:d="M8700 17751l2100-1">
          <text:p/>
        </draw:connector>
        <draw:ellipse draw:style-name="gr4" draw:text-style-name="P3" xml:id="id13" draw:id="id13" draw:layer="layout" svg:width="3.4cm" svg:height="1.9cm" svg:x="12.1cm" svg:y="13.8cm">
          <text:p text:style-name="P3"><text:span text:style-name="T2">sqlite3</text:span></text:p>
        </draw:ellipse>
        <draw:connector draw:style-name="gr3" draw:text-style-name="P1" draw:layer="layout" draw:type="line" svg:x1="13.8cm" svg:y1="16.7cm" svg:x2="13.8cm" svg:y2="15.7cm" draw:start-shape="id12" draw:start-glue-point="0" draw:end-shape="id13" draw:end-glue-point="2" svg:d="M13800 16700v-1000">
          <text:p/>
        </draw:connector>
        <draw:ellipse draw:style-name="gr4" draw:text-style-name="P1" xml:id="id14" draw:id="id14" draw:layer="layout" svg:width="3.4cm" svg:height="1.9cm" svg:x="1.4cm" svg:y="10.1cm">
          <text:p text:style-name="P1">Python</text:p>
        </draw:ellipse>
        <draw:connector draw:style-name="gr3" draw:text-style-name="P1" draw:layer="layout" draw:type="line" svg:x1="5.7cm" svg:y1="9.1cm" svg:x2="3.1cm" svg:y2="10.1cm" draw:start-shape="id9" draw:start-glue-point="2" draw:end-shape="id14" draw:end-glue-point="0" svg:d="M5700 9100l-2600 1000">
          <text:p/>
        </draw:connector>
        <draw:ellipse draw:style-name="gr4" draw:text-style-name="P1" xml:id="id15" draw:id="id15" draw:layer="layout" svg:width="3.4cm" svg:height="1.9cm" svg:x="1.4cm" svg:y="12.9cm">
          <text:p text:style-name="P1">socket.io</text:p>
        </draw:ellipse>
        <draw:connector draw:style-name="gr3" draw:text-style-name="P1" draw:layer="layout" draw:type="line" svg:x1="3.1cm" svg:y1="12cm" svg:x2="3.1cm" svg:y2="12.9cm" draw:start-shape="id14" draw:start-glue-point="2" draw:end-shape="id15" draw:end-glue-point="0" svg:d="M3100 12000v900">
          <text:p/>
        </draw:connector>
        <draw:ellipse draw:style-name="gr2" draw:text-style-name="P2" xml:id="id16" draw:id="id16" draw:layer="layout" svg:width="6cm" svg:height="2.1cm" svg:x="19.7cm" svg:y="11.9cm">
          <text:p text:style-name="P2"><text:span text:style-name="T1">Routing, Management</text:span></text:p>
        </draw:ellipse>
        <draw:connector draw:style-name="gr3" draw:text-style-name="P1" draw:layer="layout" draw:type="line" svg:x1="18cm" svg:y1="10.548cm" svg:x2="22.7cm" svg:y2="11.9cm" draw:start-shape="id7" draw:start-glue-point="1" draw:end-shape="id16" draw:end-glue-point="0" svg:d="M18000 10548l4700 1352">
          <text:p/>
        </draw:connector>
        <draw:ellipse draw:style-name="gr4" draw:text-style-name="P1" xml:id="id17" draw:id="id17" draw:layer="layout" svg:width="3.4cm" svg:height="1.9cm" svg:x="21cm" svg:y="14.8cm">
          <text:p text:style-name="P1">Python</text:p>
        </draw:ellipse>
        <draw:connector draw:style-name="gr3" draw:text-style-name="P1" draw:layer="layout" draw:type="line" svg:x1="22.7cm" svg:y1="14cm" svg:x2="22.7cm" svg:y2="14.8cm" draw:start-shape="id16" draw:start-glue-point="2" draw:end-shape="id17" draw:end-glue-point="0" svg:d="M22700 14000v800">
          <text:p/>
        </draw:connector>
        <draw:ellipse draw:style-name="gr4" draw:text-style-name="P1" xml:id="id18" draw:id="id18" draw:layer="layout" svg:width="3.4cm" svg:height="1.9cm" svg:x="21cm" svg:y="17.5cm">
          <text:p text:style-name="P1">Flask</text:p>
        </draw:ellipse>
        <draw:connector draw:style-name="gr3" draw:text-style-name="P1" draw:layer="layout" draw:type="line" svg:x1="22.7cm" svg:y1="16.7cm" svg:x2="22.7cm" svg:y2="17.5cm" draw:start-shape="id17" draw:start-glue-point="2" draw:end-shape="id18" draw:end-glue-point="0" svg:d="M22700 16700v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 Bügel</meta:initial-creator>
    <meta:creation-date>2019-11-24T20:53:03.28</meta:creation-date>
    <dc:date>2019-11-24T21:30:30.64</dc:date>
    <dc:creator>Leonard Bügel</dc:creator>
    <meta:editing-duration>PT21M43S</meta:editing-duration>
    <meta:editing-cycles>4</meta:editing-cycles>
    <meta:generator>OpenOffice/4.1.5$Win32 OpenOffice.org_project/415m1$Build-9789</meta:generator>
    <meta:document-statistic meta:object-count="35"/>
  </office:meta>
</office:document-meta>
</file>